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Adapter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askAdapter.TaskAdapter( Object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skAdapter.ge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Adapter.checkTaskClass( final Class taskClass , final Project pro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askAdapter.setProxy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Adapter.checkProxyClass( Class proxy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Adapter.Task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